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4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. dipendent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gnome</text:p>
          </table:table-cell>
          <table:table-cell table:style-name="Default" office:value-type="string" calcext:value-type="string">
            <text:p>data di nascita</text:p>
          </table:table-cell>
          <table:table-cell office:value-type="string" calcext:value-type="string">
            <text:p>codice fiscale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categor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Danni</text:p>
          </table:table-cell>
          <table:table-cell office:value-type="date" office:date-value="1989-12-23" calcext:value-type="date">
            <text:p>23/12/89</text:p>
          </table:table-cell>
          <table:table-cell office:value-type="string" calcext:value-type="string">
            <text:p>RSS MRA 85T10 A562S</text:p>
          </table:table-cell>
          <table:table-cell office:value-type="float" office:value="3494061450" calcext:value-type="float">
            <text:p>3494061450</text:p>
          </table:table-cell>
          <table:table-cell office:value-type="string" calcext:value-type="string">
            <text:p><text:a xlink:href="mailto:alb.danni@gmail.com" xlink:type="simple">alb.danni@gmail.com</text:a></text:p>
          </table:table-cell>
          <table:table-cell office:value-type="string" calcext:value-type="string">
            <text:p>via roma, 51 verona Vr</text:p>
          </table:table-cell>
          <table:table-cell office:value-type="string" calcext:value-type="string">
            <text:p>liste noz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Rossi</text:p>
          </table:table-cell>
          <table:table-cell office:value-type="date" office:date-value="1990-03-01" calcext:value-type="date">
            <text:p>01/03/90</text:p>
          </table:table-cell>
          <table:table-cell office:value-type="string" calcext:value-type="string">
            <text:p>RSS MRA 85T10 A563S</text:p>
          </table:table-cell>
          <table:table-cell office:value-type="float" office:value="3494061451" calcext:value-type="float">
            <text:p>3494061451</text:p>
          </table:table-cell>
          <table:table-cell office:value-type="string" calcext:value-type="string">
            <text:p><text:a xlink:href="mailto:gianni.rossi@gmail.com" xlink:type="simple">gianni.rossi@gmail.com</text:a></text:p>
          </table:table-cell>
          <table:table-cell office:value-type="string" calcext:value-type="string">
            <text:p>via chiesa, 2 monselice Pd</text:p>
          </table:table-cell>
          <table:table-cell office:value-type="string" calcext:value-type="string">
            <text:p>porcella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Verdi</text:p>
          </table:table-cell>
          <table:table-cell office:value-type="date" office:date-value="1970-04-02" calcext:value-type="date">
            <text:p>02/04/70</text:p>
          </table:table-cell>
          <table:table-cell office:value-type="string" calcext:value-type="string">
            <text:p>RSS MRA 85T10 A564S</text:p>
          </table:table-cell>
          <table:table-cell office:value-type="float" office:value="3494061452" calcext:value-type="float">
            <text:p>3494061452</text:p>
          </table:table-cell>
          <table:table-cell office:value-type="string" calcext:value-type="string">
            <text:p><text:a xlink:href="mailto:giova.verdi@gmail.com" xlink:type="simple">giova.verdi@gmail.com</text:a></text:p>
          </table:table-cell>
          <table:table-cell office:value-type="string" calcext:value-type="string">
            <text:p>via giusti, 45 padova Pd</text:p>
          </table:table-cell>
          <table:table-cell office:value-type="string" calcext:value-type="string">
            <text:p>pentol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Neri</text:p>
          </table:table-cell>
          <table:table-cell office:value-type="date" office:date-value="1973-02-03" calcext:value-type="date">
            <text:p>03/02/73</text:p>
          </table:table-cell>
          <table:table-cell office:value-type="string" calcext:value-type="string">
            <text:p>RSS MRA 85T10 A565S</text:p>
          </table:table-cell>
          <table:table-cell office:value-type="float" office:value="3494061453" calcext:value-type="float">
            <text:p>3494061453</text:p>
          </table:table-cell>
          <table:table-cell office:value-type="string" calcext:value-type="string">
            <text:p><text:a xlink:href="mailto:carla.neri@gmail.com" xlink:type="simple">carla.neri@gmail.com</text:a></text:p>
          </table:table-cell>
          <table:table-cell office:value-type="string" calcext:value-type="string">
            <text:p>via cimitero, 11 Legnago Vr</text:p>
          </table:table-cell>
          <table:table-cell office:value-type="string" calcext:value-type="string">
            <text:p>tovagli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Bianchi</text:p>
          </table:table-cell>
          <table:table-cell office:value-type="date" office:date-value="1990-05-02" calcext:value-type="date">
            <text:p>02/05/90</text:p>
          </table:table-cell>
          <table:table-cell office:value-type="string" calcext:value-type="string">
            <text:p>RSS MRA 85T10 A566S</text:p>
          </table:table-cell>
          <table:table-cell office:value-type="float" office:value="3494061454" calcext:value-type="float">
            <text:p>3494061454</text:p>
          </table:table-cell>
          <table:table-cell office:value-type="string" calcext:value-type="string">
            <text:p><text:a xlink:href="mailto:elena.bianchi@gmail.com" xlink:type="simple">elena.bianchi@gmail.com</text:a></text:p>
          </table:table-cell>
          <table:table-cell office:value-type="string" calcext:value-type="string">
            <text:p>via augusto, 14 verona Vr</text:p>
          </table:table-cell>
          <table:table-cell office:value-type="string" calcext:value-type="string">
            <text:p>tavol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Mori</text:p>
          </table:table-cell>
          <table:table-cell office:value-type="date" office:date-value="1991-10-08" calcext:value-type="date">
            <text:p>08/10/91</text:p>
          </table:table-cell>
          <table:table-cell office:value-type="string" calcext:value-type="string">
            <text:p>RSS MRA 85T10 A572S</text:p>
          </table:table-cell>
          <table:table-cell office:value-type="float" office:value="3494061455" calcext:value-type="float">
            <text:p>3494061455</text:p>
          </table:table-cell>
          <table:table-cell office:value-type="string" calcext:value-type="string">
            <text:p><text:a xlink:href="mailto:dario.mori@gmail.com" xlink:type="simple">dario.mori@gmail.com</text:a></text:p>
          </table:table-cell>
          <table:table-cell office:value-type="string" calcext:value-type="string">
            <text:p>via trieste, 15 illasi Vr</text:p>
          </table:table-cell>
          <table:table-cell office:value-type="string" calcext:value-type="string">
            <text:p>paralum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1" number:min-integer-digits="1"/>
    </number:number-style>
    <number:number-style style:name="N10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47:55.856900213</meta:creation-date>
    <dc:date>2015-06-17T16:01:12.764516218</dc:date>
    <meta:editing-duration>PT3M23S</meta:editing-duration>
    <meta:editing-cycles>2</meta:editing-cycles>
    <meta:generator>LibreOffice/4.2.8.2$Linux_X86_64 LibreOffice_project/420m0$Build-2</meta:generator>
    <meta:document-statistic meta:table-count="1" meta:cell-count="63" meta:object-count="0"/>
  </office:meta>
</office:document-meta>
</file>